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fo:language="pl" fo:country="PL"/>
    </style:style>
    <style:style style:name="P2" style:family="paragraph" style:parent-style-name="Title"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047ec5" officeooo:paragraph-rsid="00047ec5"/>
    </style:style>
    <style:style style:name="P4" style:family="paragraph" style:parent-style-name="Standard">
      <style:text-properties fo:language="pl" fo:country="PL" officeooo:rsid="00047ec5" officeooo:paragraph-rsid="00047ec5"/>
    </style:style>
    <style:style style:name="P5" style:family="paragraph" style:parent-style-name="Standard">
      <style:text-properties fo:language="pl" fo:country="PL" officeooo:rsid="0004e071" officeooo:paragraph-rsid="0004e071"/>
    </style:style>
    <style:style style:name="P6" style:family="paragraph" style:parent-style-name="Standard">
      <style:paragraph-properties fo:text-align="end" style:justify-single-word="false"/>
      <style:text-properties fo:language="pl" fo:country="PL" fo:font-weight="bold" officeooo:rsid="00047ec5" officeooo:paragraph-rsid="00047ec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pl" fo:country="PL" fo:font-weight="bold" officeooo:rsid="00047ec5" officeooo:paragraph-rsid="0004e071" style:font-weight-asian="bold" style:font-weight-complex="bold"/>
    </style:style>
    <style:style style:name="P8" style:family="paragraph" style:parent-style-name="Text_20_body">
      <style:text-properties fo:language="pl" fo:country="PL"/>
    </style:style>
    <style:style style:name="P9" style:family="paragraph" style:parent-style-name="Text_20_body">
      <style:paragraph-properties fo:text-align="start" style:justify-single-word="false"/>
      <style:text-properties fo:language="pl" fo:country="PL" officeooo:rsid="00047ec5" officeooo:paragraph-rsid="00047ec5"/>
    </style:style>
    <style:style style:name="P10" style:family="paragraph" style:parent-style-name="Text_20_body">
      <style:text-properties fo:language="pl" fo:country="PL" officeooo:rsid="0004e071" officeooo:paragraph-rsid="0004e071"/>
    </style:style>
    <style:style style:name="P11" style:family="paragraph" style:parent-style-name="Text_20_body">
      <style:text-properties fo:language="pl" fo:country="PL" officeooo:paragraph-rsid="00047ec5"/>
    </style:style>
    <style:style style:name="P12" style:family="paragraph" style:parent-style-name="Text_20_body">
      <style:text-properties fo:language="pl" fo:country="PL" officeooo:rsid="0004e071" officeooo:paragraph-rsid="0004e071"/>
    </style:style>
    <style:style style:name="P13" style:family="paragraph" style:parent-style-name="Text_20_body">
      <style:text-properties fo:language="pl" fo:country="PL" officeooo:rsid="0007bd5a" officeooo:paragraph-rsid="0007bd5a"/>
    </style:style>
    <style:style style:name="P14" style:family="paragraph" style:parent-style-name="Text_20_body">
      <style:text-properties officeooo:rsid="0007bd5a" officeooo:paragraph-rsid="0007bd5a"/>
    </style:style>
    <style:style style:name="P15" style:family="paragraph" style:parent-style-name="Text_20_body">
      <style:text-properties officeooo:rsid="000965b4" officeooo:paragraph-rsid="000965b4"/>
    </style:style>
    <style:style style:name="P16" style:family="paragraph" style:parent-style-name="Heading_20_1">
      <style:text-properties fo:language="pl" fo:country="PL"/>
    </style:style>
    <style:style style:name="P17" style:family="paragraph" style:parent-style-name="Heading_20_1">
      <style:text-properties fo:language="pl" fo:country="PL" officeooo:rsid="00047ec5"/>
    </style:style>
    <style:style style:name="P18" style:family="paragraph" style:parent-style-name="Heading_20_1">
      <style:text-properties fo:language="pl" fo:country="PL" officeooo:rsid="00047ec5" officeooo:paragraph-rsid="00047ec5"/>
    </style:style>
    <style:style style:name="P19" style:family="paragraph" style:parent-style-name="Heading_20_2">
      <style:text-properties officeooo:rsid="0007bd5a" officeooo:paragraph-rsid="0007bd5a"/>
    </style:style>
    <style:style style:name="T1" style:family="text">
      <style:text-properties officeooo:rsid="00047ec5"/>
    </style:style>
    <style:style style:name="T2" style:family="text">
      <style:text-properties officeooo:rsid="0004e071"/>
    </style:style>
    <style:style style:name="T3" style:family="text">
      <style:text-properties officeooo:rsid="0007bd5a"/>
    </style:style>
    <style:style style:name="T4" style:family="text">
      <style:text-properties officeooo:rsid="000965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2">Opracowanie biblioteki Elixir Flow</text:p>
      <text:p text:style-name="P4"/>
      <text:p text:style-name="P1">Autorzy:</text:p>
      <text:p text:style-name="P1">Antoni Mleczko</text:p>
      <text:p text:style-name="P1">Jacek Gosztyła</text:p>
      <text:p text:style-name="P7"><text:span text:style-name="T2">Laby Erlang, WIET, AGH, </text:span>24.05.2019</text:p>
      <text:p text:style-name="P1"/>
      <text:p text:style-name="P8"/>
      <text:h text:style-name="P18" text:outline-level="1">Co to Elixir Flow? </text:h>
      <text:p text:style-name="P10"><text:span text:style-name="T1">F</text:span>low do biblioteka do równoległego przetwarzania list.</text:p>
      <text:p text:style-name="P11"><text:a xlink:type="simple" xlink:href="https://github.com/plataformatec/flow" text:style-name="Internet_20_link" text:visited-style-name="Visited_20_Internet_20_Link">https://github.com/plataformatec/flow</text:a></text:p>
      <text:h text:style-name="P17" text:outline-level="1">Po co powstał Elixir Flow?</text:h>
      <text:p text:style-name="P9">Listy są podstawowym obiektem przetwarzanych w Erlang i Elixir. Chcemy, by listy były przetwarzane jak najszybciej i najwydajniej. Podczas gdy rozwiązania domyślnie wbudowane w języki Erlang i Elixir dobrze radzą sobie z średniej wielkości listami, operacje na listach przechowujące informacje wielkości Gigabajtów zajmują bardzo długo. </text:p>
      <text:p text:style-name="P5">Elixir wychodzi naprzeciw potrzebom i dostarcza rozwiązań pozwalających przetwarzanie list w sposób równoległy, co dla odpowiednio spreparowanych przypadków daje duże przyspieszenie operacji na listach. </text:p>
      <text:p text:style-name="P5"/>
      <text:h text:style-name="P16" text:outline-level="1">Hi<text:span text:style-name="T2">s</text:span>toria Flow.</text:h>
      <text:p text:style-name="P10">Pierwszy commit na GitHubie: 18 sierpień 2018</text:p>
      <text:p text:style-name="P10">Ostatni commit na GitHubie: 28 kwiecień 2019</text:p>
      <text:p text:style-name="P10">Flow to rozwiązanie bardzo świeże które powstało w minionych latach za inicjatywą <text:span text:style-name="T3">Jose V</text:span>alim, który prawie samodzielnie stworzył całe rozwiązanie. Jest ono cały czas w fazie Beta, dlatego nie zostało wprowadzone do samego kodu Elixir, natomiast biblioteka jest sprawna i można z niej korzystać (<text:span text:style-name="T3">na tej samej licencji co Elixir – </text:span><text:a xlink:type="simple" xlink:href="https://github.com/elixir-lang/elixir#license" text:style-name="Internet_20_link" text:visited-style-name="Visited_20_Internet_20_Link"><text:span text:style-name="T3">https://github.com/elixir-lang/elixir#license</text:span></text:a><text:span text:style-name="T3"> ), <text:s/>do </text:span>czego zachęca sam autor. </text:p>
      <text:p text:style-name="P13"/>
      <text:h text:style-name="Heading_20_1" text:outline-level="1"><text:soft-page-break/>Rozwój </text:h>
      <text:p text:style-name="P13">Biblioteka jest rozwijana cały czas przez Jose Valim. <text:span text:style-name="T4">Commity pojawiają się regularnie</text:span> w każdym miesiącu. </text:p>
      <text:h text:style-name="Heading_20_1" text:outline-level="1">Flow</text:h>
      <text:h text:style-name="P19" text:outline-level="2">Cechy</text:h>
      <text:p text:style-name="P14">Jest łatwy do wdrożenia. Z Flow korzysta się analogicznie jak z biblioteki Enum.</text:p>
      <text:p text:style-name="P14">Flow dostarcza wspólne rozwiązania dla różnych kontenerów. </text:p>
      <text:p text:style-name="P14">Obliczenia przeprowadzane są w Flow równolegle przez kilka procesów.</text:p>
      <text:h text:style-name="Heading_20_2" text:outline-level="2">Ograniczenia</text:h>
      <text:p text:style-name="P15">Wykorzystując Flow do przeprowadzanie obliczeń na listach, tracimy wiedzę o kolejności jej elementów – jest to konieczne w celu wprowadzenia obliczeń równoległych. </text:p>
      <text:p text:style-name="P15">Flow możemy zastosować tylko do specyficznych, odpowiednio spreparowanych przypadków. Gdy chcemy po prostu policzyć długość jakeiejść listy – wystarczą do tego zwykłe funkcje Elixira. Flow jest dobrze adaptopwalny w problemach, które dają się podzielić na małe kawałki, w których przeprowadzane są bardziej skomplikowane obliczenia. </text:p>
      <text:h text:style-name="Heading_20_2" text:outline-level="2">Możliwo<text:span text:style-name="T4">ści</text:span></text:h>
      <text:p text:style-name="P13">Flow można zintegorwać z GenStage – projekt dostarczający funkcjonalności wymiany wydarzeń między producentami i konsumerami.</text:p>
      <text:p text:style-name="P13"/>
      <text:p text:style-name="P10"/>
      <text:h text:style-name="P1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54:54.827756135</meta:creation-date>
    <dc:date>2019-05-25T00:14:30.223734581</dc:date>
    <meta:editing-duration>PT26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300" meta:character-count="2263" meta:non-whitespace-character-count="1976"/>
  </office:meta>
</office:document-meta>
</file>